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language="nb" fo:country="NO" style:font-size-asian="10pt" style:font-name-complex="Arial"/>
    </style:style>
    <style:style style:name="P2" style:family="paragraph" style:parent-style-name="Standard" style:list-style-name="WW8Num3">
      <style:text-properties style:font-name="Arial" fo:font-size="10pt" fo:language="nb" fo:country="NO" style:font-size-asian="10pt" style:font-name-complex="Arial"/>
    </style:style>
    <style:style style:name="P3" style:family="paragraph" style:parent-style-name="Standard" style:list-style-name="WW8Num2">
      <style:paragraph-properties>
        <style:tab-stops>
          <style:tab-stop style:position="0cm"/>
        </style:tab-stops>
      </style:paragraph-properties>
      <style:text-properties style:font-name="Arial" fo:font-size="10pt" fo:language="nb" fo:country="NO" style:font-size-asian="10pt" style:font-name-complex="Arial"/>
    </style:style>
    <style:style style:name="P4" style:family="paragraph" style:parent-style-name="Standard">
      <style:text-properties style:font-name="Arial" fo:font-size="10pt" fo:language="nb" fo:country="NO" fo:font-weight="bold" style:font-size-asian="10pt" style:font-weight-asian="bold" style:font-name-complex="Arial" style:font-weight-complex="bold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font-size="10pt" fo:language="nb" fo:country="NO" fo:font-weight="bold" style:font-size-asian="10pt" style:font-weight-asian="bold" style:font-name-complex="Arial" style:font-weight-complex="bold"/>
    </style:style>
    <style:style style:name="P6" style:family="paragraph" style:parent-style-name="Standard">
      <style:text-properties style:font-name="Arial" fo:font-size="8pt" fo:language="nb" fo:country="NO" style:font-size-asian="8pt" style:font-name-complex="Arial"/>
    </style:style>
    <style:style style:name="P7" style:family="paragraph" style:parent-style-name="Standard">
      <style:text-properties style:font-name="Arial" fo:font-size="8pt" fo:language="nb" fo:country="NO" fo:font-weight="bold" style:font-size-asian="8pt" style:font-weight-asian="bold" style:font-name-complex="Arial" style:font-weight-complex="bold"/>
    </style:style>
    <style:style style:name="P8" style:family="paragraph" style:parent-style-name="Standard" style:list-style-name="WW8Num2">
      <style:paragraph-properties>
        <style:tab-stops>
          <style:tab-stop style:position="0cm"/>
        </style:tab-stops>
      </style:paragraph-properties>
    </style:style>
    <style:style style:name="P9" style:family="paragraph" style:parent-style-name="Standard">
      <style:paragraph-properties fo:margin-left="1.249cm" fo:margin-right="0cm" fo:text-indent="1.249cm" style:auto-text-indent="false"/>
      <style:text-properties style:font-name="Arial" fo:font-size="10pt" fo:language="nb" fo:country="NO" fo:font-weight="bold" style:font-size-asian="10pt" style:font-weight-asian="bold" style:font-name-complex="Arial" style:font-weight-complex="bold"/>
    </style:style>
    <style:style style:name="P10" style:family="paragraph" style:parent-style-name="Standard">
      <style:paragraph-properties fo:margin-left="0.635cm" fo:margin-right="0cm" fo:text-indent="0cm" style:auto-text-indent="false"/>
    </style:style>
    <style:style style:name="P11" style:family="paragraph" style:parent-style-name="Standard">
      <style:paragraph-properties fo:margin-left="0.635cm" fo:margin-right="0cm" fo:text-indent="0cm" style:auto-text-indent="false"/>
      <style:text-properties style:font-name="Arial" fo:font-size="10pt" fo:language="nb" fo:country="NO" style:font-size-asian="10pt" style:font-name-complex="Arial"/>
    </style:style>
    <style:style style:name="P12" style:family="paragraph" style:parent-style-name="Standard">
      <style:paragraph-properties fo:margin-left="0.635cm" fo:margin-right="0cm" fo:text-indent="0cm" style:auto-text-indent="false">
        <style:tab-stops>
          <style:tab-stop style:position="0cm"/>
        </style:tab-stops>
      </style:paragraph-properties>
      <style:text-properties style:font-name="Arial" fo:font-size="10pt" fo:language="nb" fo:country="NO" style:font-size-asian="10pt" style:font-name-complex="Arial"/>
    </style:style>
    <style:style style:name="P13" style:family="paragraph" style:parent-style-name="Standard">
      <style:paragraph-properties fo:margin-left="0.635cm" fo:margin-right="0cm" fo:text-indent="0cm" style:auto-text-indent="false"/>
      <style:text-properties style:font-name="Arial" fo:font-size="10pt" fo:language="nb" fo:country="NO" fo:font-weight="bold" style:font-size-asian="10pt" style:language-asian="none" style:country-asian="none" style:font-weight-asian="bold" style:font-name-complex="Arial" style:font-weight-complex="bold"/>
    </style:style>
    <style:style style:name="P14" style:family="paragraph" style:parent-style-name="Standard">
      <style:paragraph-properties fo:margin-left="0cm" fo:margin-right="0cm" fo:text-indent="0.635cm" style:auto-text-indent="false">
        <style:tab-stops>
          <style:tab-stop style:position="0cm"/>
        </style:tab-stops>
      </style:paragraph-properties>
      <style:text-properties fo:language="nb" fo:country="NO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>
      <style:paragraph-properties fo:margin-left="2.54cm" fo:margin-right="0cm" fo:text-indent="-2.54cm" style:auto-text-indent="false"/>
    </style:style>
    <style:style style:name="P17" style:family="paragraph" style:parent-style-name="Heading_20_1">
      <style:text-properties style:font-name="Arial" fo:font-size="8pt" style:font-size-asian="8pt" style:font-name-complex="Arial"/>
    </style:style>
    <style:style style:name="P18" style:family="paragraph" style:parent-style-name="Heading_20_1">
      <style:text-properties style:font-name="Arial" fo:font-size="10pt" style:font-size-asian="10pt" style:font-name-complex="Arial"/>
    </style:style>
    <style:style style:name="P19" style:family="paragraph" style:parent-style-name="Title" style:master-page-name="Standard">
      <style:paragraph-properties style:page-number="auto"/>
      <style:text-properties fo:font-size="12pt" style:font-size-asian="12pt"/>
    </style:style>
    <style:style style:name="P20" style:family="paragraph" style:parent-style-name="Footnote">
      <style:text-properties style:font-name="Arial" fo:language="nb" fo:country="NO" style:font-name-complex="Arial"/>
    </style:style>
    <style:style style:name="P21" style:family="paragraph" style:parent-style-name="Footnote">
      <style:text-properties style:font-name="Arial" fo:language="nb" fo:country="NO" style:font-name-complex="Arial" style:font-size-complex="12pt"/>
    </style:style>
    <style:style style:name="P22" style:family="paragraph" style:parent-style-name="Footnote">
      <style:text-properties style:font-name="Arial" fo:language="nb" fo:country="NO" style:language-asian="none" style:country-asian="none" style:font-name-complex="Arial" style:font-size-complex="12pt"/>
    </style:style>
    <style:style style:name="P23" style:family="paragraph" style:parent-style-name="Body_20_Text_20_Indent_20_2">
      <style:paragraph-properties fo:margin-left="2.54cm" fo:margin-right="0cm" fo:text-indent="-2.54cm" style:auto-text-indent="false"/>
    </style:style>
    <style:style style:name="P24" style:family="paragraph">
      <style:paragraph-properties style:writing-mode="lr-tb"/>
    </style:style>
    <style:style style:name="P25" style:family="paragraph">
      <style:paragraph-properties fo:text-align="center" style:writing-mode="lr-tb"/>
    </style:style>
    <style:style style:name="T1" style:family="text">
      <style:text-properties fo:language="nb" fo:country="NO"/>
    </style:style>
    <style:style style:name="T2" style:family="text">
      <style:text-properties style:font-name="Arial" fo:language="nb" fo:country="NO" style:font-name-complex="Arial"/>
    </style:style>
    <style:style style:name="T3" style:family="text">
      <style:text-properties style:font-name="Arial" fo:font-size="10pt" fo:language="nb" fo:country="NO" style:font-size-asian="10pt" style:font-name-complex="Arial"/>
    </style:style>
    <style:style style:name="T4" style:family="text">
      <style:text-properties style:font-name="Arial" fo:font-size="10pt" fo:language="nb" fo:country="NO" fo:font-weight="bold" style:font-size-asian="10pt" style:font-weight-asian="bold" style:font-name-complex="Arial" style:font-weight-complex="bold"/>
    </style:style>
    <style:style style:name="T5" style:family="text">
      <style:text-properties style:use-window-font-color="true" style:font-name="Times New Roman" fo:font-size="12pt" fo:language="nb" fo:country="NO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style:font-name="Arial" fo:font-size="12pt" fo:language="nb" fo:country="NO" fo:font-weight="bol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il våre leietakere.</text:p>
      <text:h text:style-name="P17" text:outline-level="1"/>
      <text:h text:style-name="P18" text:outline-level="1">Hva er internleie? <text:line-break/></text:h>
      <text:p text:style-name="Standard"><text:span text:style-name="T3">Internleie betales for bruk av hele, eller deler av, et kommunalt bygg. Leien dekker kapitalkostnader, forsikring, vedlikehold, administrasjonskostnader og kommunale avgifter</text:span><text:span text:style-name="Footnote_20_Symbol"><text:span text:style-name="T3"><text:note text:id="ftn1" text:note-class="footnote"><text:note-citation>1</text:note-citation><text:note-body><text:p text:style-name="Footnote"><text:span text:style-name="T1"><text:s/></text:span><text:span text:style-name="T2">Resultatenheter i undervisnings- og helsebygg betaler <text:s/><text:line-break/> <text:s/>kommunale avgifter selv. For de øvrige resultatenhetene er <text:s text:c="2"/></text:span></text:p><text:p text:style-name="P20"><text:s text:c="2"/>avgiftene inkludert i internleien. <text:line-break/><text:line-break/></text:p></text:note-body></text:note></text:span></text:span><text:span text:style-name="T3"> </text:span></text:p>
      <text:p text:style-name="P1">og betales til BKB hver måned.</text:p>
      <text:p text:style-name="P1">Driften av bygget (oppvarming, lys, renhold o.a.) er leietaker </text:p>
      <text:p text:style-name="P1">sitt ansvar. </text:p>
      <text:p text:style-name="P6"/>
      <text:h text:style-name="P18" text:outline-level="1">Hvorfor internleie ?<text:line-break/></text:h>
      <text:p text:style-name="Standard"><text:span text:style-name="T3">For Bergen kommune er det viktig å synliggjøre</text:span><text:span text:style-name="T4"> </text:span><text:span text:style-name="T3">arealkostnader ved bruk av kommunale bygg ; kostnader ved å bygge, vedlikeholde og forvalte byggene. Kommunen ønsker å øke kostnadsbevisstheten rundt bruken av kommunalt areal. <text:s/></text:span></text:p>
      <text:p text:style-name="P1">Det er viktig å være klar over at enhver investering (fra investeringsbudsjettet) i bygget medfører økning i leien.</text:p>
      <text:p text:style-name="P6"/>
      <text:p text:style-name="Body_20_Text_20_2">Innleid areal for kommunalt bruk.<text:line-break/></text:p>
      <text:p text:style-name="P1">Leietaker betaler selv leien direkte til ekstern utleier.</text:p>
      <text:p text:style-name="P1">Kommunal leietaker betaler kostnader ved indre vedlikehold </text:p>
      <text:p text:style-name="P1">og administrasjon til BKB.</text:p>
      <text:p text:style-name="P6"/>
      <text:p text:style-name="P23">Fordeling av fellesareal i bygg med flere brukere.</text:p>
      <text:p text:style-name="P7"/>
      <text:p text:style-name="P16">I det totale leiearealet som leietaker betaler for, </text:p>
      <text:p text:style-name="Text_20_body">inngår også andel fellesareal i bygget ; </text:p>
      <text:p text:style-name="P15">trappegang, heis, kantine, felles møterom o.a. </text:p>
      <text:p text:style-name="Text_20_body">Dette beregnes som en prosentvis andel basert på </text:p>
      <text:p text:style-name="Text_20_body">leietakers basisareal.</text:p>
      <text:p text:style-name="P15"/>
      <text:p text:style-name="P4"><text:s text:c="26"/></text:p>
      <text:p text:style-name="P4"/>
      <text:p text:style-name="P9">Hvordan beregnes internleie;</text:p>
      <text:p text:style-name="P6"/>
      <text:p text:style-name="P22"><draw:frame draw:style-name="fr1" draw:name="Frame1" text:anchor-type="char" svg:x="2.475cm" svg:y="0.337cm" svg:width="11.742cm" svg:height="4.092cm" draw:z-index="1"><draw:text-box><text:p text:style-name="Standard"><text:span text:style-name="T4">Kapitalkostnad </text:span><text:span text:style-name="T3">:</text:span></text:p><text:list xml:id="list587951815" text:style-name="WW8Num3"><text:list-item><text:p text:style-name="P2">Historisk verdi (gjelder bygg oppført før år 2000) beregnes pr. kvm.</text:p></text:list-item><text:list-item><text:p text:style-name="P2">Investering i nybygg <text:s/>(gjenspeiler investeringskostnaden)</text:p></text:list-item><text:list-item><text:p text:style-name="P2">Investeringer i bygget, gjelder både endring i areal og kvalitetsheving (som inneklimatiltak, enøktiltak o.a)<text:line-break/></text:p></text:list-item></text:list><text:p text:style-name="P11"><text:s text:c="6"/>Kapitalkostnaden beregnes som en annuitet over 40 år med </text:p><text:p text:style-name="P11"><text:s text:c="6"/>7% rente p.a.</text:p><text:p text:style-name="P11"/><text:p text:style-name="P11"/><text:p text:style-name="P11"><text:s/></text:p><text:p text:style-name="P11"><text:s/></text:p><text:p text:style-name="P10"><text:span text:style-name="T3"><text:s text:c="6"/>7% rente</text:span><text:span text:style-name="T1"> </text:span><text:span text:style-name="T3">p.a.</text:span></text:p></draw:text-box></draw:frame></text:p>
      <text:p text:style-name="P21"/>
      <text:p text:style-name="P1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draw:line text:anchor-type="char" draw:z-index="4" draw:style-name="gr2" draw:text-style-name="P25" svg:x1="8.534cm" svg:y1="0.434cm" svg:x2="8.534cm" svg:y2="1.069cm"><text:p/></draw:line><draw:custom-shape text:anchor-type="char" draw:z-index="0" draw:style-name="gr1" draw:text-style-name="P24" svg:width="6.61cm" svg:height="2.222cm" svg:x="5.041cm" svg:y="1.071cm"><text:p text:style-name="P24"><text:span text:style-name="T5"/></text:p><text:p text:style-name="P25"><text:span text:style-name="T6">Internleie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char" draw:z-index="3" draw:style-name="gr2" draw:text-style-name="P25" svg:x1="8.534cm" svg:y1="3.926cm" svg:x2="8.534cm" svg:y2="3.291cm"><text:p/></draw:line><draw:frame draw:style-name="fr1" draw:name="Frame2" text:anchor-type="char" svg:x="2.475cm" svg:y="4.023cm" svg:width="11.742cm" svg:height="3.739cm" draw:z-index="2"><draw:text-box><text:p text:style-name="P5">Huskostnad :</text:p><text:list xml:id="list314630488" text:style-name="WW8Num2"><text:list-item><text:p text:style-name="P3">Forsikring av bygget (ikke inventar)</text:p></text:list-item><text:list-item><text:p text:style-name="P3">Administrasjonskostnader </text:p></text:list-item><text:list-item><text:p text:style-name="P8"><text:span text:style-name="T3">Vedlikehold av bygget (for BHI og BBS, se også </text:span><text:a xlink:type="simple" xlink:href="https://www.bergen.kommune.no/bk/multimedia/archive/00010/Samarbeidsavtale_-_a_10268a.pdf"><text:span text:style-name="Internet_20_link"><text:span text:style-name="T3">samarbeidsavtalen</text:span></text:span></text:a><text:span text:style-name="T3">) <text:line-break/>Midlene til vedlikehold av bygningsmassen er gjenstand for politisk prioritering gjennom BKB`s budsjetter. <text:s/></text:span></text:p></text:list-item></text:list><text:p text:style-name="P12"><text:s text:c="6"/>Den faglige prioritering av vedlikeholdstiltak skjer ved BKB. </text:p><text:p text:style-name="P14"><text:line-break/></text:p><text:p text:style-name="P12"><text:line-break/><text:line-break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nb" fo:country="NO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text-properties style:font-name="Arial" fo:font-size="10pt" fo:language="nb" fo:country="NO" style:font-size-asian="10pt" style:font-name-complex="Arial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language="nb" fo:country="NO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4pt" fo:language="nb" fo:country="NO" fo:font-weight="bold" style:font-size-asian="14pt" style:font-weight-asian="bold" style:font-name-complex="Arial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" fo:font-size="10pt" fo:language="nb" fo:country="NO" fo:font-weight="bold" style:font-size-asian="10pt" style:font-weight-asian="bold" style:font-name-complex="Arial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635cm" style:auto-text-indent="false">
        <style:tab-stops>
          <style:tab-stop style:position="0cm"/>
        </style:tab-stops>
      </style:paragraph-properties>
      <style:text-properties style:font-name="Arial" fo:font-size="10pt" fo:language="nb" fo:country="NO" fo:font-weight="bold" style:font-size-asian="10pt" style:font-weight-asian="bold" style:font-name-complex="Arial" style:font-weight-complex="bold"/>
    </style:style>
    <style:style style:name="Body_20_Text_20_2" style:display-name="Body Text 2" style:family="paragraph" style:parent-style-name="Standard">
      <style:text-properties style:font-name="Arial" fo:font-size="10pt" fo:language="nb" fo:country="NO" fo:font-weight="bold" style:font-size-asian="10pt" style:font-weight-asian="bold" style:font-name-complex="Arial" style:font-weight-complex="bold"/>
    </style:style>
    <style:style style:name="Body_20_Text_20_Indent_20_2" style:display-name="Body Text Indent 2" style:family="paragraph" style:parent-style-name="Standard">
      <style:paragraph-properties fo:margin-left="2.54cm" fo:margin-right="0cm" fo:text-indent="0cm" style:auto-text-indent="false"/>
      <style:text-properties style:font-name="Arial" fo:font-size="10pt" fo:language="nb" fo:country="NO" fo:font-weight="bold" style:font-size-asian="10pt" style:font-weight-asian="bold" style:font-name-complex="Arial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 style:font-name-asian="Times New Roman" style:font-name-complex="Times New Roman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 style:font-name-asian="Times New Roman" style:font-name-complex="Times New Roman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01cm" fo:margin-bottom="2.501cm" fo:margin-left="2.501cm" fo:margin-right="0.808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columns fo:column-count="2">
          <style:column style:rel-width="6232*" fo:start-indent="0cm" fo:end-indent="0.476cm"/>
          <style:column style:rel-width="8730*" fo:start-indent="0.476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il våre kunder</dc:title>
    <meta:initial-creator>Olav Haugå</meta:initial-creator>
    <meta:creation-date>2010-06-02T08:25:00</meta:creation-date>
    <dc:creator>Yngve Espelid</dc:creator>
    <dc:date>2010-06-02T08:25:00</dc:date>
    <meta:print-date>2010-05-21T10:53:00</meta:print-date>
    <meta:editing-cycles>2</meta:editing-cycles>
    <meta:editing-duration>PT52113H31M44S</meta:editing-duration>
    <meta:document-statistic meta:table-count="0" meta:image-count="0" meta:object-count="0" meta:page-count="1" meta:paragraph-count="40" meta:word-count="275" meta:character-count="2013"/>
    <meta:generator>OpenOffice.org/3.2$Unix OpenOffice.org_project/320m18$Build-9502</meta:generator>
  </office:meta>
</office:document-meta>
</file>